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style:text-line-through-style="solid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/>
    </style:style>
    <style:style style:name="T4" style:family="text">
      <style:text-properties style:font-name="Verdana" fo:font-style="italic" style:font-style-asian="italic" style:font-style-complex="italic"/>
    </style:style>
    <style:style style:name="T5" style:family="text">
      <style:text-properties style:font-name="Verdana" fo:font-size="8pt" style:font-size-asian="8pt" style:font-size-complex="8pt"/>
    </style:style>
    <style:style style:name="T6" style:family="text">
      <style:text-properties style:font-name="Verdana" fo:font-size="8pt" fo:font-style="italic" style:font-size-asian="8pt" style:font-style-asian="italic" style:font-size-complex="8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</text:p>
      <text:p text:style-name="P1"><text:tab/>страница</text:p>
      <text:p text:style-name="P1"><text:tab/><text:tab/>формат - А5</text:p>
      <text:p text:style-name="P1"><text:tab/><text:tab/>слева\справа — 1,5</text:p>
      <text:p text:style-name="P1"><text:tab/><text:tab/>верх\низ — 1</text:p>
      <text:p text:style-name="P1"><text:tab/><text:tab/>разметка страницы - зеркально</text:p>
      <text:p text:style-name="P1"/>
      <text:p text:style-name="P1">вид</text:p>
      <text:p text:style-name="P1"><text:tab/>границы текста — <text:span text:style-name="T1">off</text:span></text:p>
      <text:p text:style-name="P2"/>
      <text:p text:style-name="P1">текст</text:p>
      <text:p text:style-name="P1"><text:tab/><text:span text:style-name="T1">Verdana</text:span></text:p>
      <text:p text:style-name="P2"/>
      <text:p text:style-name="P1">стр. 1</text:p>
      <text:p text:style-name="P1"><text:tab/>пустая</text:p>
      <text:p text:style-name="P1"/>
      <text:p text:style-name="P1">стр. 2</text:p>
      <text:p text:style-name="P1"><text:tab/>титульная страница </text:p>
      <text:p text:style-name="P1"><text:tab/><text:tab/>имя — 14</text:p>
      <text:p text:style-name="P1"><text:tab/><text:tab/>название — 22/<text:span text:style-name="T1">Poiter One</text:span></text:p>
      <text:p text:style-name="P1"><text:span text:style-name="T1"><text:tab/><text:tab/></text:span>нижний колонтитул — <text:span text:style-name="T1">on </text:span>\ 12</text:p>
      <text:p text:style-name="P1"><text:tab/><text:tab/></text:p>
      <text:p text:style-name="P1">стр. 3</text:p>
      <text:p text:style-name="P1"><text:tab/>пустая</text:p>
      <text:p text:style-name="P1"><text:tab/></text:p>
      <text:p text:style-name="P1">правая страница</text:p>
      <text:p text:style-name="P1"><text:tab/>верхний колонтитул справа — <text:span text:style-name="T1">on / 11 </text:span></text:p>
      <text:p text:style-name="P1"><text:span text:style-name="T1"><text:tab/><text:tab/>о</text:span>брамление — низ</text:p>
      <text:p text:style-name="P1"><text:tab/><text:tab/>выравнивание — справа</text:p>
      <text:p text:style-name="P1"><text:tab/><text:tab/>стили</text:p>
      <text:p text:style-name="P1"><text:tab/><text:tab/><text:tab/>верхний колонтитул спра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права — <text:span text:style-name="T1">on / </text:span>11</text:p>
      <text:p text:style-name="P1"><text:tab/><text:tab/>выравнивание — по центру</text:p>
      <text:p text:style-name="P1"/>
      <text:p text:style-name="P1">левая страница</text:p>
      <text:p text:style-name="P1"><text:tab/>верхний колонтитул слева — <text:span text:style-name="T1">on / 11</text:span></text:p>
      <text:p text:style-name="P1"><text:span text:style-name="T1"><text:tab/><text:tab/>о</text:span>брамление — низ</text:p>
      <text:p text:style-name="P1"><text:tab/><text:tab/>выравнивание — слева</text:p>
      <text:p text:style-name="P1"><text:tab/><text:tab/>стили</text:p>
      <text:p text:style-name="P1"><text:tab/><text:tab/><text:tab/>верхний колонтитул сле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лева — <text:span text:style-name="T1">on / </text:span>11</text:p>
      <text:p text:style-name="P1"><text:tab/><text:tab/>выравнивание — по центру</text:p>
      <text:p text:style-name="P1"/>
      <text:p text:style-name="P1"/>
      <text:p text:style-name="P1"/>
      <text:p text:style-name="P1"/>
      <text:p text:style-name="P1"><text:soft-page-break/>стили</text:p>
      <text:p text:style-name="P1">заголовоки</text:p>
      <text:p text:style-name="P1"><text:tab/>полужирный \ по центру</text:p>
      <text:p text:style-name="P1"><text:tab/>фон — нет</text:p>
      <text:p text:style-name="P1"><text:tab/>обрамление нет</text:p>
      <text:p text:style-name="P1"/>
      <text:p text:style-name="P1"><text:tab/>заголовок 1</text:p>
      <text:p text:style-name="P1"><text:tab/><text:tab/>18</text:p>
      <text:p text:style-name="P1"><text:tab/><text:tab/>интервал</text:p>
      <text:p text:style-name="P1"><text:tab/><text:tab/><text:tab/>перед — 1 см.</text:p>
      <text:p text:style-name="P1"><text:tab/><text:tab/><text:tab/>после — 2 см.</text:p>
      <text:p text:style-name="P1"><text:tab/>подзаголовок * * *</text:p>
      <text:p text:style-name="P1"><text:tab/><text:tab/><text:span text:style-name="T1">11 \ п</text:span>о центру</text:p>
      <text:p text:style-name="P1"><text:tab/><text:tab/>интервал перед \ после — 0,7 см.</text:p>
      <text:p text:style-name="P1"/>
      <text:p text:style-name="P1">основной текст</text:p>
      <text:p text:style-name="P1"><text:tab/>11\ обычный \ по ширине</text:p>
      <text:p text:style-name="P1"><text:tab/>первая строка — 0,5 см.</text:p>
      <text:p text:style-name="P1"><text:tab/>интервал после абзаца — 0,2 см.</text:p>
      <text:p text:style-name="P1"><text:tab/></text:p>
      <text:p text:style-name="P1">эпиграф</text:p>
      <text:p text:style-name="P1"><text:tab/>9 \ курсив \ по правому</text:p>
      <text:p text:style-name="P1"><text:tab/>отступ слева — 4см. </text:p>
      <text:p text:style-name="P1">эпиграф — автор</text:p>
      <text:p text:style-name="P1"><text:tab/>8<text:span text:style-name="T1"> \ п</text:span>олужирный \ по правому</text:p>
      <text:p text:style-name="P1"><text:tab/>интервал после абзаца — 2 см.</text:p>
      <text:p text:style-name="P1"><text:tab/>отступ справа - 0</text:p>
      <text:p text:style-name="P1"/>
      <text:p text:style-name="P1">цитата</text:p>
      <text:p text:style-name="P1"><text:tab/>10 \ курсив \ по ширине</text:p>
      <text:p text:style-name="P1"><text:tab/>интервал перед — 0 см. <text:span text:style-name="T1">(enter+enter)</text:span></text:p>
      <text:p text:style-name="P2"><text:tab/>после абзаца — 0,2 см.</text:p>
      <text:p text:style-name="P1"><text:tab/>справа \ слева — 1 см.</text:p>
      <text:p text:style-name="P1"><text:tab/>первая строка — 0,5 см.</text:p>
      <text:p text:style-name="P1">цитата + автор</text:p>
      <text:p text:style-name="P1"><text:tab/>10 \ курсив \ по ширине</text:p>
      <text:p text:style-name="P1"><text:tab/>интервал перед — 0 см. <text:span text:style-name="T1">(enter)</text:span></text:p>
      <text:p text:style-name="P2"><text:tab/>после абзаца — 0,2 см.</text:p>
      <text:p text:style-name="P1"><text:tab/>справа \ слева — 1 см.</text:p>
      <text:p text:style-name="P1"><text:tab/>первая строка — 0,5 см.</text:p>
      <text:p text:style-name="P1">цитата — автор</text:p>
      <text:p text:style-name="P1"><text:tab/><text:span text:style-name="T1">9 \ п</text:span>олужирный курсив \ по правому</text:p>
      <text:p text:style-name="P1"><text:tab/>справа \ слева — 1 см.</text:p>
      <text:p text:style-name="P1"><text:tab/></text:p>
      <text:p text:style-name="P1"/>
      <text:p text:style-name="P1"/>
      <text:p text:style-name="P1"/>
      <text:p text:style-name="P1"><text:tab/></text:p>
      <text:p text:style-name="P1"><text:tab/><text:span text:style-name="T5">Девайс </text:span><text:span text:style-name="T6">(от англ. «device»)</text:span><text:span text:style-name="T5"> — это устройство, приспособление, то или иное техническое средство, которые используется в различных областях науки и повседневной жизни.</text:span></text:p>
      <text:p text:style-name="P1"/>
      <text:p text:style-name="P1"><text:tab/></text:p>
      <text:p text:style-name="P1"/>
      <text:p text:style-name="P1"><text:soft-page-break/>пофиксить</text:p>
      <text:p text:style-name="P1"/>
      <text:p text:style-name="P4">в свою очередь</text:p>
      <text:p text:style-name="P1"/>
      <text:p text:style-name="P1">в данном случае</text:p>
      <text:p text:style-name="P1"/>
      <text:p text:style-name="P1">потому что</text:p>
      <text:p text:style-name="P1"/>
      <text:p text:style-name="P1">наконец-то</text:p>
      <text:p text:style-name="P1"/>
      <text:p text:style-name="P1">наконец</text:p>
      <text:p text:style-name="P1"/>
      <text:p text:style-name="P1">в то время, как</text:p>
      <text:p text:style-name="P1"/>
      <text:p text:style-name="P1">на самом деле</text:p>
      <text:p text:style-name="P2"/>
      <text:p text:style-name="P2"/>
      <text:p text:style-name="P1">диалоги — пофиксить не по ширине, а по левому кра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26M52S</meta:editing-duration>
    <meta:editing-cycles>8</meta:editing-cycles>
    <meta:generator>OpenOffice/4.1.5$Win32 OpenOffice.org_project/415m1$Build-9789</meta:generator>
    <dc:date>2018-02-08T20:07:18.87</dc:date>
    <dc:creator>Jaine Kaminsky</dc:creator>
    <meta:document-statistic meta:table-count="0" meta:image-count="0" meta:object-count="0" meta:page-count="3" meta:paragraph-count="96" meta:word-count="341" meta:character-count="1863"/>
    <meta:user-defined meta:name="Info 1"/>
    <meta:user-defined meta:name="Info 2"/>
    <meta:user-defined meta:name="Info 3"/>
    <meta:user-defined meta:name="Info 4"/>
  </office:meta>
</office:document-meta>
</file>